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fill-color="#ffffff" fo:min-height="13.364cm"/>
    </style:style>
    <style:style style:name="pr4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>
      <style:graphic-properties draw:fill-color="#ffffff" fo:min-height="13.364cm"/>
    </style:style>
    <style:style style:name="pr7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frame draw:name="Заголовок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age1</text:span></text:p>
          </draw:text-box>
        </draw:frame>
        <draw:frame draw:name="Подзаголовок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<text:a xlink:href="#Page3" xlink:type="simple">Link1ToPage3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2T11"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ge2</text:span></text:p>
          </draw:text-box>
        </draw:frame>
        <draw:frame draw:name="Объект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NoLin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аголовок_20_и_20_объект" presentation:presentation-page-layout-name="AL2T11">
        <draw:frame draw:name="Заголовок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ge3</text:span></text:p>
          </draw:text-box>
        </draw:frame>
        <draw:frame draw:name="Объект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5"><text:span text:style-name="T3">NoLin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ru" style:country-asian="RU" style:font-style-asian="normal" style:font-weight-asian="normal" style:font-name-complex="Mangal" style:font-family-complex="Mangal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Для правки текста заголовка щёлкните мышью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6-17">17.6.15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4.848cm" svg:height="11.136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Заголовок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Для правки текста заголовка щёлкните мышьюОбразец заголовка</text:span></text:p>
        </draw:text-box>
      </draw:frame>
      <draw:frame draw:name="Объект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Для правки структуры щёлкните мышью</text:span></text:p>
              <text:list>
                <text:list-item>
                  <text:p text:style-name="MP8"><text:span text:style-name="MT4">Второй уровень структуры</text:span></text:p>
                  <text:list>
                    <text:list-item>
                      <text:p text:style-name="MP8"><text:span text:style-name="MT4">Третий уровень структуры</text:span></text:p>
                      <text:list>
                        <text:list-item>
                          <text:p text:style-name="MP8"><text:span text:style-name="MT4">Четвёртый уровень структуры</text:span></text:p>
                          <text:list>
                            <text:list-item>
                              <text:p text:style-name="MP8"><text:span text:style-name="MT4">Пятый уровень структуры</text:span></text:p>
                              <text:list>
                                <text:list-item>
                                  <text:p text:style-name="MP8"><text:span text:style-name="MT4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Седьмой уровень структуры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6-17">17.6.15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4.848cm" svg:height="11.136cm" svg:x="3.075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Andrey</meta:initial-creator>
    <meta:editing-cycles>6</meta:editing-cycles>
    <meta:creation-date>2015-06-03T06:56:32</meta:creation-date>
    <dc:date>2015-06-17T15:05:24.649000000</dc:date>
    <meta:editing-duration>PT34S</meta:editing-duration>
    <meta:generator>LibreOffice/4.3.4.1$Windows_x86 LibreOffice_project/bc356b2f991740509f321d70e4512a6a54c5f243</meta:generator>
    <meta:document-statistic meta:object-count="44"/>
    <meta:user-defined meta:name="AppVersion">14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